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9435" officeooo:paragraph-rsid="0020943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9435" officeooo:paragraph-rsid="0020943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09435" officeooo:paragraph-rsid="0020943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16e63" officeooo:paragraph-rsid="00216e6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09435" officeooo:paragraph-rsid="0020943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3e64e" officeooo:paragraph-rsid="0023e64e" style:font-weight-asian="normal" style:font-weight-complex="normal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6e63" officeooo:paragraph-rsid="00216e6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a9885" officeooo:paragraph-rsid="002a988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6e63" officeooo:paragraph-rsid="00216e6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6e63" officeooo:paragraph-rsid="00287c6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6e63" officeooo:paragraph-rsid="002a1fb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a9885" officeooo:paragraph-rsid="002a9885" style:font-weight-asian="normal" style:font-weight-complex="normal"/>
    </style:style>
    <style:style style:name="T1" style:family="text">
      <style:text-properties officeooo:rsid="0026dc68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6fb8f" style:font-style-asian="italic" style:font-weight-asian="bold" style:font-style-complex="italic" style:font-weight-complex="bold"/>
    </style:style>
    <style:style style:name="T4" style:family="text">
      <style:text-properties officeooo:rsid="002b99f6"/>
    </style:style>
    <style:style style:name="T5" style:family="text">
      <style:text-properties officeooo:rsid="002c2d22"/>
    </style:style>
    <style:style style:name="T6" style:family="text">
      <style:text-properties officeooo:rsid="002ca6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дульні вікна</text:p>
      <text:p text:style-name="P3"><text:tab/>modals.js:</text:p>
      <text:p text:style-name="P3"/>
      <text:p text:style-name="P1">const modals = () =&gt; {</text:p>
      <text:p text:style-name="P1"><text:s text:c="4"/>function bindModal(triggerSelector, modalSelector, closeSelector) {</text:p>
      <text:p text:style-name="P1"><text:s text:c="6"/>const trigger = document.querySelectorAll(triggerSelector),</text:p>
      <text:p text:style-name="P1"><text:s text:c="8"/>modal = document.querySelector(modalSelector),</text:p>
      <text:p text:style-name="P1"><text:s text:c="8"/>close= document.querySelector(closeSelector);</text:p>
      <text:p text:style-name="P1"/>
      <text:p text:style-name="P1"><text:s text:c="6"/>trigger.forEach((item) =&gt; {</text:p>
      <text:p text:style-name="P1"><text:s text:c="8"/>console.log(item);</text:p>
      <text:p text:style-name="P1"><text:s text:c="8"/>item.addEventListener("click", (e) =&gt; {</text:p>
      <text:p text:style-name="P1"><text:s text:c="10"/>if (e.target) {</text:p>
      <text:p text:style-name="P1"><text:s text:c="12"/>e.preventDefault;</text:p>
      <text:p text:style-name="P1"><text:s text:c="10"/>};</text:p>
      <text:p text:style-name="P1"><text:s text:c="10"/>modal.style.display = "block";</text:p>
      <text:p text:style-name="P1"><text:s text:c="10"/>document.body.style.overflow = "hidden";</text:p>
      <text:p text:style-name="P1"><text:s text:c="10"/>//document.body.classList.add("modal-open"); <text:s/>- open modal change class name;</text:p>
      <text:p text:style-name="P1"><text:s text:c="8"/>});</text:p>
      <text:p text:style-name="P1"><text:s text:c="6"/>});</text:p>
      <text:p text:style-name="P1"/>
      <text:p text:style-name="P1"><text:s text:c="6"/>close.addEventListener("click", () =&gt; {</text:p>
      <text:p text:style-name="P1"><text:s text:c="8"/>modal.style.display = "none";</text:p>
      <text:p text:style-name="P1"><text:s text:c="8"/>document.body.style.overflow = "";</text:p>
      <text:p text:style-name="P1"><text:s text:c="8"/>//document.body.classList.remove("modal-open"); - open modal change class name;</text:p>
      <text:p text:style-name="P1"><text:s text:c="6"/>});</text:p>
      <text:p text:style-name="P1"><text:s text:c="6"/>modal.addEventListener("click", (e) =&gt; {</text:p>
      <text:p text:style-name="P1"><text:s text:c="8"/>if (e.target === modal) {</text:p>
      <text:p text:style-name="P1"><text:s text:c="10"/>modal.style.display = "none";</text:p>
      <text:p text:style-name="P1"><text:s text:c="10"/>document.body.style.overflow = "";</text:p>
      <text:p text:style-name="P1"><text:s text:c="10"/>//document.body.classList.remove("modal-open"); - open modal change class name;</text:p>
      <text:p text:style-name="P1"><text:s text:c="8"/>}</text:p>
      <text:p text:style-name="P1"><text:s text:c="6"/>})</text:p>
      <text:p text:style-name="P1"><text:s text:c="4"/>};</text:p>
      <text:p text:style-name="P1"><text:s text:c="4"/>function showModalByTime(selector, time) {</text:p>
      <text:p text:style-name="P1"><text:s text:c="6"/>setTimeout (() =&gt; {</text:p>
      <text:p text:style-name="P1"><text:s text:c="6"/>document.querySelector(selector).style.display = "block";</text:p>
      <text:p text:style-name="P1"><text:s text:c="6"/>document.body.style.overflow = "";</text:p>
      <text:p text:style-name="P1"><text:s text:c="4"/>}, time)</text:p>
      <text:p text:style-name="P1"><text:s text:c="2"/>};</text:p>
      <text:p text:style-name="P1"><text:s text:c="4"/>// <text:s/>showModalByTime('.popup', 60000);</text:p>
      <text:p text:style-name="P1"><text:s text:c="6"/>bindModal('.popup_engineer_btn', '.popup_engineer', '.popup_engineer .popup_close');</text:p>
      <text:p text:style-name="P1"><text:s text:c="6"/>bindModal('.phone_link', '.popup', '.popup .popup_close');</text:p>
      <text:p text:style-name="P1"><text:s text:c="4"/>};</text:p>
      <text:p text:style-name="P1"><text:s text:c="4"/>export default modals;</text:p>
      <text:p text:style-name="P1"/>
      <text:p text:style-name="P2">Таби</text:p>
      <text:p text:style-name="P3"><text:tab/>tabs.js:</text:p>
      <text:p text:style-name="P5">const tabs = (headerSelector, tabSelector, contentSelector, activeClass) =&gt; {</text:p>
      <text:p text:style-name="P5"><text:s text:c="4"/>const header = document.querySelector(headerSelector),</text:p>
      <text:p text:style-name="P5"><text:s text:c="6"/>tab = document.querySelectorAll(tabSelector),</text:p>
      <text:p text:style-name="P5"><text:s text:c="6"/>content = document.querySelectorAll(contentSelector);</text:p>
      <text:p text:style-name="P5"><text:soft-page-break/></text:p>
      <text:p text:style-name="P5"><text:s text:c="4"/>function hideTabContent() {</text:p>
      <text:p text:style-name="P5"><text:s text:c="6"/>content.forEach((item) =&gt; {</text:p>
      <text:p text:style-name="P5"><text:s text:c="8"/>item.style.display = "none";</text:p>
      <text:p text:style-name="P5"><text:s text:c="6"/>});</text:p>
      <text:p text:style-name="P5"><text:s text:c="6"/>tab.forEach((item) =&gt; {</text:p>
      <text:p text:style-name="P5"><text:s text:c="8"/>item.classList.remove(activeClass);</text:p>
      <text:p text:style-name="P5"><text:s text:c="6"/>});</text:p>
      <text:p text:style-name="P5"><text:s text:c="4"/>};</text:p>
      <text:p text:style-name="P5"/>
      <text:p text:style-name="P5"><text:s text:c="4"/>function showTabContent(i = 0) {</text:p>
      <text:p text:style-name="P5"><text:s text:c="6"/>content[i].style.display = "block";</text:p>
      <text:p text:style-name="P5"><text:s text:c="6"/>tab[i].classList.add(activeClass);</text:p>
      <text:p text:style-name="P5"><text:s text:c="4"/>};</text:p>
      <text:p text:style-name="P5"><text:s text:c="4"/>hideTabContent();</text:p>
      <text:p text:style-name="P5"><text:s text:c="4"/>showTabContent();</text:p>
      <text:p text:style-name="P5"/>
      <text:p text:style-name="P5"><text:s text:c="4"/>header.addEventListener("click", (e) =&gt; {</text:p>
      <text:p text:style-name="P5"><text:s text:c="8"/>const target = e.target;</text:p>
      <text:p text:style-name="P5"><text:s text:c="8"/>if (target &amp;&amp; target.classList.contains(tabSelector.replace(/\./, "")) ||</text:p>
      <text:p text:style-name="P5"><text:s text:c="8"/>target.parentNode.classList.contains(tabSelector.replace(/\./, ""))) {</text:p>
      <text:p text:style-name="P5"><text:s text:c="14"/>tab.forEach((item, i) =&gt; {</text:p>
      <text:p text:style-name="P5"><text:s text:c="16"/>if (target == item || target.parentNode == item) {</text:p>
      <text:p text:style-name="P5"><text:s text:c="18"/>hideTabContent();</text:p>
      <text:p text:style-name="P5"><text:s text:c="18"/>showTabContent(i);</text:p>
      <text:p text:style-name="P5"><text:s text:c="16"/>}</text:p>
      <text:p text:style-name="P5"><text:s text:c="14"/>});</text:p>
      <text:p text:style-name="P5"><text:s text:c="10"/>}</text:p>
      <text:p text:style-name="P5"><text:s text:c="8"/>});</text:p>
      <text:p text:style-name="P5"><text:s text:c="4"/>};</text:p>
      <text:p text:style-name="P5"/>
      <text:p text:style-name="P5"><text:s text:c="4"/>export default tabs;</text:p>
      <text:p text:style-name="P5"/>
      <text:p text:style-name="P5"><text:a xlink:type="simple" xlink:href="https://learn.javascript.ru/regexp-methods" text:style-name="Internet_20_link" text:visited-style-name="Visited_20_Internet_20_Link">https://learn.javascript.ru/regexp-methods</text:a> — регулярні вирази</text:p>
      <text:p text:style-name="P5"><text:a xlink:type="simple" xlink:href="https://learn.javascript.ru/traversing-dom" text:style-name="Internet_20_link" text:visited-style-name="Visited_20_Internet_20_Link">https://learn.javascript.ru/traversing-dom</text:a> — навігація по елементам</text:p>
      <text:p text:style-name="P5"><text:a xlink:type="simple" xlink:href="https://medium.com/@stasonmars/делегирование-событии%CC" text:style-name="Internet_20_link" text:visited-style-name="Visited_20_Internet_20_Link">https://medium.com/@stasonmars/%D0%B4%D0%B5%D0%BB%D0%B5%D0%B3%D0%B8%D1%80%D0%BE%D0%B2%D0%B0%D0%BD%D0%B8%D0%B5-%D1%81%D0%BE%D0%B1%D1%8B%D1%82%D0%B8%D0%B8%CC</text:a><text:a xlink:type="simple" xlink:href="https://medium.com/@stasonmars/делегирование-событий-в-javascript-d91cbdd8916a" text:style-name="Internet_20_link" text:visited-style-name="Visited_20_Internet_20_Link"> %86-%D0%B2-javascript-d91cbdd8916a</text:a> — делегування подій</text:p>
      <text:p text:style-name="P5"><text:a xlink:type="simple" xlink:href="https://learn.javascript.ru/event-delegation" text:style-name="Internet_20_link" text:visited-style-name="Visited_20_Internet_20_Link">https://learn.javascript.ru/event-delegation</text:a> -— делегування подій</text:p>
      <text:p text:style-name="P5"/>
      <text:p text:style-name="P4">Робота з формами відправки даних</text:p>
      <text:p text:style-name="P8"><text:tab/><text:span text:style-name="T1">forms.js:</text:span></text:p>
      <text:p text:style-name="P10">const forms = () =&gt; {</text:p>
      <text:p text:style-name="P10"><text:s text:c="4"/>const form = document.querySelectorAll('form'),</text:p>
      <text:p text:style-name="P10"><text:s text:c="10"/>inputs = document.querySelectorAll('input'),</text:p>
      <text:p text:style-name="P10"><text:s text:c="10"/>phoneInputs = document.querySelectorAll('input[name="user_phone"]');</text:p>
      <text:p text:style-name="P10"/>
      <text:p text:style-name="P10"><text:s text:c="4"/>phoneInputs.forEach(item =&gt; {</text:p>
      <text:p text:style-name="P10"><text:s text:c="8"/>item.addEventListener('input', () =&gt; {</text:p>
      <text:p text:style-name="P11"><text:s text:c="12"/>item.value = item.value.replace(/\D/, ''); <text:span text:style-name="T2">// </text:span><text:span text:style-name="T3">валідація на цифр</text:span></text:p>
      <text:p text:style-name="P10"><text:s text:c="8"/>});</text:p>
      <text:p text:style-name="P10"><text:soft-page-break/><text:s text:c="4"/>});</text:p>
      <text:p text:style-name="P10"/>
      <text:p text:style-name="P10"><text:s text:c="4"/>const message = {</text:p>
      <text:p text:style-name="P10"><text:s text:c="8"/>loading: 'Загрузка...',</text:p>
      <text:p text:style-name="P10"><text:s text:c="8"/>success: 'Спасибо! Скоро мы с вами свяжемся',</text:p>
      <text:p text:style-name="P10"><text:s text:c="8"/>failure: 'Что-то пошло не так...'</text:p>
      <text:p text:style-name="P10"><text:s text:c="4"/>};</text:p>
      <text:p text:style-name="P10"/>
      <text:p text:style-name="P10"><text:s text:c="4"/>const postData = async (url, data) =&gt; {</text:p>
      <text:p text:style-name="P10"><text:s text:c="8"/>document.querySelector('.status').textContent = message.loading;</text:p>
      <text:p text:style-name="P10"><text:s text:c="8"/>let res = await fetch(url, {</text:p>
      <text:p text:style-name="P10"><text:s text:c="12"/>method: "POST",</text:p>
      <text:p text:style-name="P10"><text:s text:c="12"/>body: data</text:p>
      <text:p text:style-name="P10"><text:s text:c="8"/>});</text:p>
      <text:p text:style-name="P10"/>
      <text:p text:style-name="P12"><text:s text:c="8"/>return await res.text(); <text:span text:style-name="T2">// </text:span><text:span text:style-name="T3">в даному випадку в текстовому форматі, потрібно знати в <text:tab/><text:tab/><text:tab/><text:tab/>якому форматі сервер обробляє дані та трансформувати їх</text:span></text:p>
      <text:p text:style-name="P10"><text:s text:c="4"/>};</text:p>
      <text:p text:style-name="P10"/>
      <text:p text:style-name="P10"><text:s text:c="4"/>const clearInputs = () =&gt; {</text:p>
      <text:p text:style-name="P10"><text:s text:c="8"/>inputs.forEach(item =&gt; {</text:p>
      <text:p text:style-name="P10"><text:s text:c="12"/>item.value = '';</text:p>
      <text:p text:style-name="P10"><text:s text:c="8"/>});</text:p>
      <text:p text:style-name="P10"><text:s text:c="4"/>};</text:p>
      <text:p text:style-name="P10"/>
      <text:p text:style-name="P10"><text:s text:c="4"/>form.forEach(item =&gt; {</text:p>
      <text:p text:style-name="P10"><text:s text:c="8"/>item.addEventListener('submit', (e) =&gt; {</text:p>
      <text:p text:style-name="P10"><text:s text:c="12"/>e.preventDefault();</text:p>
      <text:p text:style-name="P10"/>
      <text:p text:style-name="P10"><text:s text:c="12"/>let statusMessage = document.createElement('div');</text:p>
      <text:p text:style-name="P10"><text:s text:c="12"/>statusMessage.classList.add('status');</text:p>
      <text:p text:style-name="P10"><text:s text:c="12"/>item.appendChild(statusMessage);</text:p>
      <text:p text:style-name="P10"/>
      <text:p text:style-name="P12"><text:s text:c="12"/>const formData = new FormData(item); <text:span text:style-name="T2">// створюємо форму зі всіма, сумарними <text:tab/><text:tab/><text:tab/><text:tab/><text:tab/><text:tab/><text:tab/><text:tab/>даними які були введенні</text:span></text:p>
      <text:p text:style-name="P10"/>
      <text:p text:style-name="P12"><text:s text:c="12"/>postData('assets/server.php', formData) <text:span text:style-name="T2">// </text:span><text:span text:style-name="T3">постимо дані на сервер</text:span></text:p>
      <text:p text:style-name="P10"><text:s text:c="16"/>.then(res =&gt; {</text:p>
      <text:p text:style-name="P10"><text:s text:c="20"/>console.log(res);</text:p>
      <text:p text:style-name="P10"><text:s text:c="20"/>statusMessage.textContent = message.success;</text:p>
      <text:p text:style-name="P10"><text:s text:c="16"/>})</text:p>
      <text:p text:style-name="P10"><text:s text:c="16"/>.catch(() =&gt; statusMessage.textContent = message.failure)</text:p>
      <text:p text:style-name="P10"><text:s text:c="16"/>.finally(() =&gt; {</text:p>
      <text:p text:style-name="P10"><text:s text:c="20"/>clearInputs();</text:p>
      <text:p text:style-name="P10"><text:s text:c="20"/>setTimeout(() =&gt; {</text:p>
      <text:p text:style-name="P10"><text:s text:c="24"/>statusMessage.remove();</text:p>
      <text:p text:style-name="P10"><text:s text:c="20"/>}, 5000);</text:p>
      <text:p text:style-name="P10"><text:s text:c="16"/>});</text:p>
      <text:p text:style-name="P10"><text:s text:c="8"/>});</text:p>
      <text:p text:style-name="P10"><text:s text:c="4"/>});</text:p>
      <text:p text:style-name="P10">};</text:p>
      <text:p text:style-name="P10"/>
      <text:p text:style-name="P10"><text:soft-page-break/>export default forms;</text:p>
      <text:p text:style-name="P4"/>
      <text:p text:style-name="P5"><text:a xlink:type="simple" xlink:href="https://developer.mozilla.org/ru/docs/Web/API/FormData" text:style-name="Internet_20_link" text:visited-style-name="Visited_20_Internet_20_Link">https://developer.mozilla.org/ru/docs/Web/API/FormData</text:a></text:p>
      <text:p text:style-name="P5"><text:a xlink:type="simple" xlink:href="https://developer.mozilla.org/ru/docs/Web/API/Fetch_API/Using_Fetch" text:style-name="Internet_20_link" text:visited-style-name="Visited_20_Internet_20_Link">https://developer.mozilla.org/ru/docs/Web/API/Fetch_API/Using_Fetch</text:a></text:p>
      <text:p text:style-name="P5"><text:a xlink:type="simple" xlink:href="https://learn.javascript.ru/async-await" text:style-name="Internet_20_link" text:visited-style-name="Visited_20_Internet_20_Link">https://learn.javascript.ru/async-await</text:a></text:p>
      <text:p text:style-name="P6">Як працювати з сервером:</text:p>
      <text:p text:style-name="P5"><text:a xlink:type="simple" xlink:href="https://beonmax.com/courses/javascript-advanced/kak-rabotat-s-serverom-v-js-1/" text:style-name="Internet_20_link" text:visited-style-name="Visited_20_Internet_20_Link">https://beonmax.com/courses/javascript-advanced/kak-rabotat-s-serverom-v-js-1/</text:a></text:p>
      <text:p text:style-name="P5"><text:a xlink:type="simple" xlink:href="https://beonmax.com/courses/javascript-advanced/kak-rabotat-s-serverom-v-js-2/" text:style-name="Internet_20_link" text:visited-style-name="Visited_20_Internet_20_Link">https://beonmax.com/courses/javascript-advanced/kak-rabotat-s-serverom-v-js-2/</text:a></text:p>
      <text:p text:style-name="P5"><text:a xlink:type="simple" xlink:href="https://beonmax.com/courses/javascript-advanced/kak-rabotat-s-serverom-v-js-3/" text:style-name="Internet_20_link" text:visited-style-name="Visited_20_Internet_20_Link">https://beonmax.com/courses/javascript-advanced/kak-rabotat-s-serverom-v-js-3/</text:a></text:p>
      <text:p text:style-name="P5"/>
      <text:p text:style-name="P9">Робота з формами — калькулятор</text:p>
      <text:p text:style-name="P9"/>
      <text:p text:style-name="P13"><text:a xlink:type="simple" xlink:href="https://developer.mozilla.org/ru/docs/Web/Guide/HTML/Using_data_attributes" text:style-name="Internet_20_link" text:visited-style-name="Visited_20_Internet_20_Link">https://developer.mozilla.org/ru/docs/Web/Guide/HTML/Using_data_attributes</text:a> <text:span text:style-name="T4">Data атрибути</text:span></text:p>
      <text:p text:style-name="P13"><text:a xlink:type="simple" xlink:href="https://developer.mozilla.org/ru/docs/Web/API/FormData/append" text:style-name="Internet_20_link" text:visited-style-name="Visited_20_Internet_20_Link">https://developer.mozilla.org/ru/docs/Web/API/FormData/append</text:a> <text:s/><text:span text:style-name="T6">FormData.append()</text:span></text:p>
      <text:p text:style-name="P13"><text:a xlink:type="simple" xlink:href="https://learn.javascript.ru/switch" text:style-name="Internet_20_link" text:visited-style-name="Visited_20_Internet_20_Link">https://learn.javascript.ru/switch</text:a><text:tab/><text:span text:style-name="T5">Switch/case</text:span></text:p>
      <text:p text:style-name="P1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3:52:28.175764885</meta:creation-date>
    <meta:generator>LibreOffice/6.4.7.2$Linux_X86_64 LibreOffice_project/40$Build-2</meta:generator>
    <dc:date>2021-07-22T08:56:18.778237501</dc:date>
    <meta:editing-duration>PT2H52M20S</meta:editing-duration>
    <meta:editing-cycles>14</meta:editing-cycles>
    <meta:document-statistic meta:table-count="0" meta:image-count="0" meta:object-count="0" meta:page-count="4" meta:paragraph-count="143" meta:word-count="433" meta:character-count="5719" meta:non-whitespace-character-count="4399"/>
  </office:meta>
</office:document-meta>
</file>